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cm" svg:y="9.522cm">
            <draw:object draw:notify-on-update-of-ranges="Sheet1.A1:Sheet1.B1 Sheet1.A2:Sheet1.B20 Sheet1.C1:Sheet1.C1 Sheet1.C2:Sheet1.C20 Sheet1.D1:Sheet1.D1 Sheet1.D2:Sheet1.D20 Sheet1.E1:Sheet1.E1 Sheet1.E2:Sheet1.E20 Sheet1.F1:Sheet1.F1 Sheet1.F2:Sheet1.F20 Sheet1.G1:Sheet1.G1 Sheet1.G2:Sheet1.G20 Sheet1.H1:Sheet1.H1 Sheet1.H2:Sheet1.H20 Sheet1.I1:Sheet1.I1 Sheet1.I2:Sheet1.I20 Sheet1.J1:Sheet1.J1 Sheet1.J2:Sheet1.J20 Sheet1.K1:Sheet1.K1 Sheet1.K2:Sheet1.K20 Sheet1.L1:Sheet1.L1 Sheet1.L2:Sheet1.L20 Sheet1.M1:Sheet1.M1 Sheet1.M2:Sheet1.M20 Sheet1.N1:Sheet1.N1 Sheet1.N2:Sheet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                                                                                                                                          Quadern del Professor</text:p>
            <text:p/>
          </table:table-cell>
          <table:covered-table-cell table:number-columns-repeated="13" table:style-name="ce5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5"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5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5"/>
          <table:table-cell table:style-name="ce9"/>
          <table:table-cell/>
        </table:table-row>
        <table:table-row table:style-name="ro2">
          <table:table-cell table:style-name="ce5" office:value-type="string" calcext:value-type="string">
            <text:p>Cognoms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</text:p>
          </table:table-cell>
          <table:table-cell table:style-name="ce5" office:value-type="string" calcext:value-type="string">
            <text:p>A Classe</text:p>
          </table:table-cell>
          <table:table-cell table:style-name="ce5"/>
          <table:table-cell/>
        </table:table-row>
        <table:table-row table:style-name="ro2">
          <table:table-cell table:style-name="ce5" table:number-columns-repeated="2"/>
          <table:table-cell table:number-columns-repeated="3" table:style-name="ce4" office:value-type="percentage" office:value="0.3" calcext:value-type="percentage">
            <text:p>30,00%</text:p>
          </table:table-cell>
          <table:table-cell table:number-columns-repeated="3" table:style-name="ce4" office:value-type="percentage" office:value="0.1" calcext:value-type="percentage">
            <text:p>10,00%</text:p>
          </table:table-cell>
          <table:table-cell table:number-columns-repeated="3" table:style-name="ce4" office:value-type="percentage" office:value="0.5" calcext:value-type="percentage">
            <text:p>50,0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style-name="ce3" office:value-type="string" calcext:value-type="string">
            <text:p>[Nota Final]</text:p>
          </table:table-cell>
          <table:table-cell table:style-name="ce8"/>
        </table:table-row>
        <table:table-row table:style-name="ro2">
          <table:table-cell office:value-type="string" calcext:value-type="string">
            <text:p>Serra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C5:.M5])" office:value-type="float" office:value="7.27272727272727" calcext:value-type="float">
            <text:p>7,27272727272727</text:p>
          </table:table-cell>
          <table:table-cell/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La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C6:.M6])" office:value-type="float" office:value="8.09090909090909" calcext:value-type="float">
            <text:p>8,09090909090909</text:p>
          </table:table-cell>
          <table:table-cell/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C7:.M7])" office:value-type="float" office:value="5.72727272727273" calcext:value-type="float">
            <text:p>5,72727272727273</text:p>
          </table:table-cell>
          <table:table-cell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8:.M8])" office:value-type="float" office:value="8.18181818181818" calcext:value-type="float">
            <text:p>8,18181818181818</text:p>
          </table:table-cell>
          <table:table-cell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ire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9:.M9])" office:value-type="float" office:value="6.18181818181818" calcext:value-type="float">
            <text:p>6,18181818181818</text:p>
          </table:table-cell>
          <table:table-cell/>
        </table:table-row>
        <table:table-row table:style-name="ro2">
          <table:table-cell office:value-type="string" calcext:value-type="string">
            <text:p>Pons</text:p>
          </table:table-cell>
          <table:table-cell office:value-type="string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10:.M10])" office:value-type="float" office:value="8.36363636363636" calcext:value-type="float">
            <text:p>8,36363636363636</text:p>
          </table:table-cell>
          <table:table-cell/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C11:.M11])" office:value-type="float" office:value="6.09090909090909" calcext:value-type="float">
            <text:p>6,09090909090909</text:p>
          </table:table-cell>
          <table:table-cell/>
        </table:table-row>
        <table:table-row table:style-name="ro2">
          <table:table-cell office:value-type="string" calcext:value-type="string">
            <text:p>Ferrer</text:p>
          </table:table-cell>
          <table:table-cell office:value-type="string" calcext:value-type="string">
            <text:p>Sa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C12:.M12])" office:value-type="float" office:value="8.90909090909091" calcext:value-type="float">
            <text:p>8,90909090909091</text:p>
          </table:table-cell>
          <table:table-cell/>
        </table:table-row>
        <table:table-row table:style-name="ro2">
          <table:table-cell office:value-type="string" calcext:value-type="string">
            <text:p>Casas</text:p>
          </table:table-cell>
          <table:table-cell office:value-type="string" calcext:value-type="string">
            <text:p>Arna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C13:.M13])" office:value-type="float" office:value="6.81818181818182" calcext:value-type="float">
            <text:p>6,81818181818182</text:p>
          </table:table-cell>
          <table:table-cell/>
        </table:table-row>
        <table:table-row table:style-name="ro2">
          <table:table-cell office:value-type="string" calcext:value-type="string">
            <text:p>Duran</text:p>
          </table:table-cell>
          <table:table-cell office:value-type="string" calcext:value-type="string">
            <text:p>Clar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14:.M14])" office:value-type="float" office:value="7.63636363636364" calcext:value-type="float">
            <text:p>7,63636363636364</text:p>
          </table:table-cell>
          <table:table-cell/>
        </table:table-row>
        <table:table-row table:style-name="ro2">
          <table:table-cell office:value-type="string" calcext:value-type="string">
            <text:p>Roca</text:p>
          </table:table-cell>
          <table:table-cell office:value-type="string" calcext:value-type="string">
            <text:p>Ma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C15:.M15])" office:value-type="float" office:value="5.18181818181818" calcext:value-type="float">
            <text:p>5,18181818181818</text:p>
          </table:table-cell>
          <table:table-cell/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ai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C16:.M16])" office:value-type="float" office:value="8.90909090909091" calcext:value-type="float">
            <text:p>8,90909090909091</text:p>
          </table:table-cell>
          <table:table-cell/>
        </table:table-row>
        <table:table-row table:style-name="ro2">
          <table:table-cell office:value-type="string" calcext:value-type="string">
            <text:p>Reig</text:p>
          </table:table-cell>
          <table:table-cell office:value-type="string" calcext:value-type="string">
            <text:p>P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17:.M17])" office:value-type="float" office:value="6.45454545454545" calcext:value-type="float">
            <text:p>6,45454545454545</text:p>
          </table:table-cell>
          <table:table-cell/>
        </table:table-row>
        <table:table-row table:style-name="ro2">
          <table:table-cell office:value-type="string" calcext:value-type="string">
            <text:p>Batlle</text:p>
          </table:table-cell>
          <table:table-cell office:value-type="string" calcext:value-type="string">
            <text:p>Júl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18:.M18])" office:value-type="float" office:value="7.81818181818182" calcext:value-type="float">
            <text:p>7,81818181818182</text:p>
          </table:table-cell>
          <table:table-cell/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C19:.M19])" office:value-type="float" office:value="6.90909090909091" calcext:value-type="float">
            <text:p>6,90909090909091</text:p>
          </table:table-cell>
          <table:table-cell/>
        </table:table-row>
        <table:table-row table:style-name="ro2">
          <table:table-cell office:value-type="string" calcext:value-type="string">
            <text:p>Arnau</text:p>
          </table:table-cell>
          <table:table-cell office:value-type="string" calcext:value-type="string">
            <text:p>Mirei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20:.M20])" office:value-type="float" office:value="8.72727272727273" calcext:value-type="float">
            <text:p>8,72727272727273</text:p>
          </table:table-cell>
          <table:table-cell/>
        </table:table-row>
        <table:table-row table:style-name="ro2">
          <table:table-cell table:number-columns-repeated="2"/>
          <table:table-cell table:style-name="ce8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07:29:48.533758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6:20.868503786</meta:creation-date>
    <dc:date>2025-12-01T07:47:40.848619655</dc:date>
    <meta:editing-duration>PT27M50S</meta:editing-duration>
    <meta:editing-cycles>5</meta:editing-cycles>
    <meta:generator>LibreOffice/24.2.7.2$Linux_X86_64 LibreOffice_project/420$Build-2</meta:generator>
    <meta:document-statistic meta:table-count="1" meta:cell-count="2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Nota final de los alumnos</text:p>
        </chart:title>
        <chart:subtitle svg:x="6.051cm" svg:y="1.275cm" chart:style-name="ch3">
          <text:p>Media de la nota final</text:p>
        </chart:subtitle>
        <chart:legend chart:legend-position="end" svg:x="13.684cm" svg:y="1.462cm" style:legend-expansion="high" chart:style-name="ch4"/>
        <chart:plot-area chart:style-name="ch5" table:cell-range-address="Sheet1.A1:Sheet1.N20" chart:data-source-has-labels="both" svg:x="1.331cm" svg:y="2.138cm" svg:width="12.033cm" svg:height="5.701cm">
          <chart:coordinate-region svg:x="3.117cm" svg:y="2.337cm" svg:width="10.247cm" svg:height="3.133cm"/>
          <chart:axis chart:dimension="x" chart:name="primary-x" chart:style-name="ch6" chartooo:axis-type="auto">
            <chartooo:date-scale/>
            <chart:title svg:x="6.681cm" svg:y="8.019cm" chart:style-name="ch7">
              <text:p>Alumnos</text:p>
            </chart:title>
            <chart:categories table:cell-range-address="Sheet1.A2:Sheet1.B20"/>
          </chart:axis>
          <chart:axis chart:dimension="y" chart:name="primary-y" chart:style-name="ch8">
            <chart:title svg:x="0.451cm" svg:y="5.773cm" chart:style-name="ch9">
              <text:p>Nota FInal</text:p>
            </chart:title>
            <chart:grid chart:style-name="ch10" chart:class="major"/>
          </chart:axi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series chart:style-name="ch14" chart:values-cell-range-address="Sheet1.F2:Sheet1.F20" chart:label-cell-address="Sheet1.F1:Sheet1.F1" chart:class="chart:bar">
            <chart:data-point chart:repeated="19"/>
          </chart:series>
          <chart:series chart:style-name="ch15" chart:values-cell-range-address="Sheet1.G2:Sheet1.G20" chart:label-cell-address="Sheet1.G1:Sheet1.G1" chart:class="chart:bar">
            <chart:data-point chart:repeated="19"/>
          </chart:series>
          <chart:series chart:style-name="ch16" chart:values-cell-range-address="Sheet1.H2:Sheet1.H20" chart:label-cell-address="Sheet1.H1:Sheet1.H1" chart:class="chart:bar">
            <chart:data-point chart:repeated="19"/>
          </chart:series>
          <chart:series chart:style-name="ch17" chart:values-cell-range-address="Sheet1.I2:Sheet1.I20" chart:label-cell-address="Sheet1.I1:Sheet1.I1" chart:class="chart:bar">
            <chart:data-point chart:repeated="19"/>
          </chart:series>
          <chart:series chart:style-name="ch18" chart:values-cell-range-address="Sheet1.J2:Sheet1.J20" chart:label-cell-address="Sheet1.J1:Sheet1.J1" chart:class="chart:bar">
            <chart:data-point chart:repeated="19"/>
          </chart:series>
          <chart:series chart:style-name="ch19" chart:values-cell-range-address="Sheet1.K2:Sheet1.K20" chart:label-cell-address="Sheet1.K1:Sheet1.K1" chart:class="chart:bar">
            <chart:data-point chart:repeated="19"/>
          </chart:series>
          <chart:series chart:style-name="ch20" chart:values-cell-range-address="Sheet1.L2:Sheet1.L20" chart:label-cell-address="Sheet1.L1:Sheet1.L1" chart:class="chart:bar">
            <chart:data-point chart:repeated="19"/>
          </chart:series>
          <chart:series chart:style-name="ch21" chart:values-cell-range-address="Sheet1.M2:Sheet1.M20" chart:label-cell-address="Sheet1.M1:Sheet1.M1" chart:class="chart:bar">
            <chart:data-point chart:repeated="19"/>
          </chart:series>
          <chart:series chart:style-name="ch22" chart:values-cell-range-address="Sheet1.N2:Sheet1.N20" chart:label-cell-address="Sheet1.N1:Sheet1.N1" chart:class="chart:bar">
            <chart:data-point chart:repeated="1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K1:Sheet1.K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  <table:table-cell office:value-type="string">
                <text:p/>
                <draw:g>
                  <svg:desc>Sheet1.M1:Sheet1.M1</svg:desc>
                </draw:g>
              </table:table-cell>
              <table:table-cell office:value-type="string">
                <text:p/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mnat</text:p>
                <text:list>
                  <text:list-item>
                    <text:p>Alumnat</text:p>
                  </text:list-item>
                  <text:list-item>
                    <text:p/>
                  </text:list-item>
                </text:list>
                <draw:g>
                  <svg:desc>Sheet1.A2:Sheet1.B20</svg:desc>
                </draw:g>
              </table:table-cell>
              <table:table-cell office:value-type="float" office:value="NaN">
                <text:p>NaN</text:p>
                <draw:g>
                  <svg:desc>Sheet1.C2:Sheet1.C20</svg:desc>
                </draw:g>
              </table:table-cell>
              <table:table-cell office:value-type="float" office:value="NaN">
                <text:p>NaN</text:p>
                <draw:g>
                  <svg:desc>Sheet1.D2:Sheet1.D20</svg:desc>
                </draw:g>
              </table:table-cell>
              <table:table-cell office:value-type="float" office:value="NaN">
                <text:p>NaN</text:p>
                <draw:g>
                  <svg:desc>Sheet1.E2:Sheet1.E20</svg:desc>
                </draw:g>
              </table:table-cell>
              <table:table-cell office:value-type="float" office:value="NaN">
                <text:p>NaN</text:p>
                <draw:g>
                  <svg:desc>Sheet1.F2:Sheet1.F20</svg:desc>
                </draw:g>
              </table:table-cell>
              <table:table-cell office:value-type="float" office:value="NaN">
                <text:p>NaN</text:p>
                <draw:g>
                  <svg:desc>Sheet1.G2:Sheet1.G20</svg:desc>
                </draw:g>
              </table:table-cell>
              <table:table-cell office:value-type="float" office:value="NaN">
                <text:p>NaN</text:p>
                <draw:g>
                  <svg:desc>Sheet1.H2:Sheet1.H20</svg:desc>
                </draw:g>
              </table:table-cell>
              <table:table-cell office:value-type="float" office:value="NaN">
                <text:p>NaN</text:p>
                <draw:g>
                  <svg:desc>Sheet1.I2:Sheet1.I20</svg:desc>
                </draw:g>
              </table:table-cell>
              <table:table-cell office:value-type="float" office:value="NaN">
                <text:p>NaN</text:p>
                <draw:g>
                  <svg:desc>Sheet1.J2:Sheet1.J20</svg:desc>
                </draw:g>
              </table:table-cell>
              <table:table-cell office:value-type="float" office:value="NaN">
                <text:p>NaN</text:p>
                <draw:g>
                  <svg:desc>Sheet1.K2:Sheet1.K20</svg:desc>
                </draw:g>
              </table:table-cell>
              <table:table-cell office:value-type="float" office:value="NaN">
                <text:p>NaN</text:p>
                <draw:g>
                  <svg:desc>Sheet1.L2:Sheet1.L20</svg:desc>
                </draw:g>
              </table:table-cell>
              <table:table-cell office:value-type="float" office:value="NaN">
                <text:p>NaN</text:p>
                <draw:g>
                  <svg:desc>Sheet1.M2:Sheet1.M20</svg:desc>
                </draw:g>
              </table:table-cell>
              <table:table-cell office:value-type="float" office:value="NaN">
                <text:p>NaN</text:p>
                <draw:g>
                  <svg:desc>Sheet1.N2:Sheet1.N20</svg:desc>
                </draw:g>
              </table:table-cell>
            </table:table-row>
            <table:table-row>
              <table:table-cell office:value-type="string">
                <text:p>Cognoms Nom</text:p>
                <text:list>
                  <text:list-item>
                    <text:p>Cognoms</text:p>
                  </text:list-item>
                  <text:list-item>
                    <text:p>No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gno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ra Pau</text:p>
                <text:list>
                  <text:list-item>
                    <text:p>Serra</text:p>
                  </text:list-item>
                  <text:list-item>
                    <text:p>P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Martínez Laia</text:p>
                <text:list>
                  <text:list-item>
                    <text:p>Martínez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09090909090909">
                <text:p>8.09090909090909</text:p>
              </table:table-cell>
            </table:table-row>
            <table:table-row>
              <table:table-cell office:value-type="string">
                <text:p>Ribas Joan</text:p>
                <text:list>
                  <text:list-item>
                    <text:p>Ribas</text:p>
                  </text:list-item>
                  <text:list-item>
                    <text:p>Joan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72727272727273">
                <text:p>5.72727272727273</text:p>
              </table:table-cell>
            </table:table-row>
            <table:table-row>
              <table:table-cell office:value-type="string">
                <text:p>Vila Anna</text:p>
                <text:list>
                  <text:list-item>
                    <text:p>Vila</text:p>
                  </text:list-item>
                  <text:list-item>
                    <text:p>Ann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Torres Mireia</text:p>
                <text:list>
                  <text:list-item>
                    <text:p>Torres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string">
                <text:p>Pons Carla</text:p>
                <text:list>
                  <text:list-item>
                    <text:p>Pons</text:p>
                  </text:list-item>
                  <text:list-item>
                    <text:p>Carl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36363636363636">
                <text:p>8.36363636363636</text:p>
              </table:table-cell>
            </table:table-row>
            <table:table-row>
              <table:table-cell office:value-type="string">
                <text:p>Solé Nil</text:p>
                <text:list>
                  <text:list-item>
                    <text:p>Solé</text:p>
                  </text:list-item>
                  <text:list-item>
                    <text:p>Ni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9090909090909">
                <text:p>6.09090909090909</text:p>
              </table:table-cell>
            </table:table-row>
            <table:table-row>
              <table:table-cell office:value-type="string">
                <text:p>Ferrer Sara</text:p>
                <text:list>
                  <text:list-item>
                    <text:p>Ferrer</text:p>
                  </text:list-item>
                  <text:list-item>
                    <text:p>Sar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0909090909091">
                <text:p>8.90909090909091</text:p>
              </table:table-cell>
            </table:table-row>
            <table:table-row>
              <table:table-cell office:value-type="string">
                <text:p>Casas Arnau</text:p>
                <text:list>
                  <text:list-item>
                    <text:p>Casas</text:p>
                  </text:list-item>
                  <text:list-item>
                    <text:p>Arn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Duran Clara</text:p>
                <text:list>
                  <text:list-item>
                    <text:p>Duran</text:p>
                  </text:list-item>
                  <text:list-item>
                    <text:p>Clar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63636363636364">
                <text:p>7.63636363636364</text:p>
              </table:table-cell>
            </table:table-row>
            <table:table-row>
              <table:table-cell office:value-type="string">
                <text:p>Roca Marc</text:p>
                <text:list>
                  <text:list-item>
                    <text:p>Roca</text:p>
                  </text:list-item>
                  <text:list-item>
                    <text:p>Marc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8181818181818">
                <text:p>5.18181818181818</text:p>
              </table:table-cell>
            </table:table-row>
            <table:table-row>
              <table:table-cell office:value-type="string">
                <text:p>Costa Laia</text:p>
                <text:list>
                  <text:list-item>
                    <text:p>Costa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0909090909091">
                <text:p>8.90909090909091</text:p>
              </table:table-cell>
            </table:table-row>
            <table:table-row>
              <table:table-cell office:value-type="string">
                <text:p>Reig Pol</text:p>
                <text:list>
                  <text:list-item>
                    <text:p>Reig</text:p>
                  </text:list-item>
                  <text:list-item>
                    <text:p>Po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45454545454545">
                <text:p>6.45454545454545</text:p>
              </table:table-cell>
            </table:table-row>
            <table:table-row>
              <table:table-cell office:value-type="string">
                <text:p>Batlle Júlia</text:p>
                <text:list>
                  <text:list-item>
                    <text:p>Batlle</text:p>
                  </text:list-item>
                  <text:list-item>
                    <text:p>Júli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1818181818182">
                <text:p>7.81818181818182</text:p>
              </table:table-cell>
            </table:table-row>
            <table:table-row>
              <table:table-cell office:value-type="string">
                <text:p>Piqué Leo</text:p>
                <text:list>
                  <text:list-item>
                    <text:p>Piqué</text:p>
                  </text:list-item>
                  <text:list-item>
                    <text:p>Leo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Arnau Mireia</text:p>
                <text:list>
                  <text:list-item>
                    <text:p>Arnau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72727272727273">
                <text:p>8.7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